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libri" fo:font-size="22pt" officeooo:rsid="001cd577" officeooo:paragraph-rsid="001cd577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22pt" officeooo:rsid="001c63f4" officeooo:paragraph-rsid="001c63f4" style:font-size-asian="22pt" style:font-size-complex="22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22pt" officeooo:rsid="0023c298" officeooo:paragraph-rsid="0023c298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22pt" officeooo:rsid="002a1243" officeooo:paragraph-rsid="002a1243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8pt" officeooo:rsid="001c63f4" officeooo:paragraph-rsid="001c63f4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8pt" officeooo:rsid="001c9ced" officeooo:paragraph-rsid="001c9ced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8pt" officeooo:rsid="001cd577" officeooo:paragraph-rsid="001cd577" style:font-size-asian="18pt" style:font-size-complex="18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alibri" fo:font-size="18pt" officeooo:rsid="002f3827" officeooo:paragraph-rsid="002f3827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8pt" officeooo:rsid="0030a4fb" officeooo:paragraph-rsid="0030a4fb" style:font-size-asian="15.75pt" style:font-size-complex="18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alibri" fo:font-size="18pt" officeooo:rsid="00347521" officeooo:paragraph-rsid="00347521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8pt" officeooo:rsid="001c63f4" officeooo:paragraph-rsid="001c63f4" style:font-size-asian="18pt" style:font-size-complex="18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Calibri" fo:font-size="18pt" officeooo:rsid="0025959b" officeooo:paragraph-rsid="0025959b" style:font-size-asian="18pt" style:font-size-complex="18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Calibri" fo:font-size="18pt" officeooo:rsid="002667bf" officeooo:paragraph-rsid="002667bf" style:font-size-asian="18pt" style:font-size-complex="18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Calibri" fo:font-size="18pt" officeooo:rsid="00282323" officeooo:paragraph-rsid="00282323" style:font-size-asian="18pt" style:font-size-complex="18pt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Calibri" fo:font-size="18pt" officeooo:rsid="001d51cf" officeooo:paragraph-rsid="001d51cf" style:font-size-asian="18pt" style:font-size-complex="18pt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Calibri" fo:font-size="18pt" officeooo:rsid="001f4955" officeooo:paragraph-rsid="001f4955" style:font-size-asian="18pt" style:font-size-complex="18pt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Calibri" fo:font-size="18pt" officeooo:rsid="001fa890" officeooo:paragraph-rsid="001fa890" style:font-size-asian="18pt" style:font-size-complex="18pt"/>
    </style:style>
    <style:style style:name="P18" style:family="paragraph" style:parent-style-name="Standard" style:list-style-name="L4">
      <style:paragraph-properties fo:text-align="justify" style:justify-single-word="false"/>
      <style:text-properties officeooo:paragraph-rsid="002f3827"/>
    </style:style>
    <style:style style:name="P19" style:family="paragraph" style:parent-style-name="Standard" style:list-style-name="L8">
      <style:paragraph-properties fo:text-align="justify" style:justify-single-word="false"/>
      <style:text-properties officeooo:paragraph-rsid="00347521"/>
    </style:style>
    <style:style style:name="P20" style:family="paragraph" style:parent-style-name="Standard" style:list-style-name="L4">
      <style:paragraph-properties fo:text-align="justify" style:justify-single-word="false"/>
      <style:text-properties officeooo:rsid="00347521" officeooo:paragraph-rsid="00347521"/>
    </style:style>
    <style:style style:name="P21" style:family="paragraph" style:parent-style-name="Standard" style:list-style-name="L8">
      <style:paragraph-properties fo:text-align="justify" style:justify-single-word="false"/>
      <style:text-properties officeooo:rsid="00347521" officeooo:paragraph-rsid="00347521"/>
    </style:style>
    <style:style style:name="P22" style:family="paragraph" style:parent-style-name="Standard" style:list-style-name="L8">
      <style:paragraph-properties fo:text-align="justify" style:justify-single-word="false"/>
      <style:text-properties officeooo:rsid="00352a3e" officeooo:paragraph-rsid="00352a3e"/>
    </style:style>
    <style:style style:name="T1" style:family="text">
      <style:text-properties officeooo:rsid="001cd577"/>
    </style:style>
    <style:style style:name="T2" style:family="text">
      <style:text-properties officeooo:rsid="002c3470"/>
    </style:style>
    <style:style style:name="T3" style:family="text">
      <style:text-properties officeooo:rsid="002d8d8b"/>
    </style:style>
    <style:style style:name="T4" style:family="text">
      <style:text-properties officeooo:rsid="00312755"/>
    </style:style>
    <style:style style:name="T5" style:family="text">
      <style:text-properties style:font-name="Calibri" fo:font-size="18pt" style:font-size-asian="15.75pt" style:font-size-complex="18pt"/>
    </style:style>
    <style:style style:name="T6" style:family="text">
      <style:text-properties style:font-name="Calibri" fo:font-size="18pt" officeooo:rsid="002f3827" style:font-size-asian="15.75pt" style:font-size-complex="18pt"/>
    </style:style>
    <style:style style:name="T7" style:family="text">
      <style:text-properties style:font-name="Calibri" fo:font-size="18pt" officeooo:rsid="0030a4fb" style:font-size-asian="15.75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.1.1 User Interfaces</text:p>
      <text:list xml:id="list7511497160540609094" text:style-name="L1">
        <text:list-item>
          <text:p text:style-name="P8">Manual User Interface</text:p>
          <text:list>
            <text:list-item>
              <text:p text:style-name="P10">Login Page</text:p>
            </text:list-item>
          </text:list>
        </text:list-item>
      </text:list>
      <text:list xml:id="list2240235363277269942" text:style-name="L4">
        <text:list-item>
          <text:p text:style-name="P18"><text:span text:style-name="T6">The MUI shall have a login portal which would be used to authenticate and identify each smart machine on the network.</text:span></text:p>
        </text:list-item>
        <text:list-item>
          <text:p text:style-name="P20"><text:span text:style-name="T6">T</text:span><text:span text:style-name="T5">he login portal shall request the username and password of the specific smart machine that it is assigned to.</text:span></text:p>
        </text:list-item>
        <text:list-item>
          <text:p text:style-name="P20"><text:span text:style-name="T5">The login portal shall prevent users from accessing the states page if the user is not authenticated.</text:span></text:p>
        </text:list-item>
      </text:list>
      <text:list xml:id="list195907423976279" text:continue-list="list7511497160540609094" text:style-name="L1">
        <text:list-item>
          <text:list>
            <text:list-item>
              <text:p text:style-name="P10">State of Machine Page</text:p>
            </text:list-item>
          </text:list>
        </text:list-item>
      </text:list>
      <text:list xml:id="list45296590571864429" text:style-name="L8">
        <text:list-item>
          <text:list>
            <text:list-item>
              <text:p text:style-name="P19"><text:span text:style-name="T6">The MUI shall provide a clean, scalable and reuseable GUI to efficiently record the states of the machine.</text:span></text:p>
            </text:list-item>
            <text:list-item>
              <text:p text:style-name="P21"><text:span text:style-name="T6">The </text:span><text:span text:style-name="T5">MUI shall display the active working state of the machine in an easy-to-read manner.</text:span></text:p>
            </text:list-item>
            <text:list-item>
              <text:p text:style-name="P21"><text:span text:style-name="T5">The MUI shall be dynamic and shall automatically adjust its size with respect to the resolution of the rendering machine such as mobile phone/tablets/computer etc</text:span></text:p>
            </text:list-item>
            <text:list-item>
              <text:p text:style-name="P22"><text:span text:style-name="T7">T</text:span><text:span text:style-name="T5">he MUI shall be resuable such that it can be used for other types of machine.</text:span></text:p>
            </text:list-item>
            <text:list-item>
              <text:p text:style-name="P22"><text:span text:style-name="T5">The MUI shall be flexible and allow administrators to add/modify/delete states of the machine.</text:span></text:p>
            </text:list-item>
          </text:list>
        </text:list-item>
      </text:list>
      <text:p text:style-name="P9"/>
      <text:p text:style-name="P2"/>
      <text:p text:style-name="P2">3.1.2 Hardware Interfaces</text:p>
      <text:p text:style-name="P5"><text:span text:style-name="T3">Smart Machines on the network shall each be assigned</text:span> a dedicated server and database. The server and database shall run on a computer assigned to each smart machine. <text:s text:c="2"/></text:p>
      <text:p text:style-name="P5">The server would collect information from various sensors <text:span text:style-name="T1">located </text:span>in the machine.</text:p>
      <text:p text:style-name="P5"/>
      <text:p text:style-name="P6"><text:soft-page-break/>The ISW portal shall have dedicated servers to host the central network. <text:s/></text:p>
      <text:p text:style-name="P6"/>
      <text:p text:style-name="P6">Since ISW portal and each smart machine are connected over the internet, all the hardware shall require to connect to the internet. E.g. <text:span text:style-name="T1">Harware: </text:span>Modem, WAN – LAN, Ethernet Cross-Cable.</text:p>
      <text:p text:style-name="P6"/>
      <text:p text:style-name="P3">3.1.3 Software Interfaces</text:p>
      <text:list xml:id="list5876821239253765252" text:style-name="L2">
        <text:list-item>
          <text:p text:style-name="P12">The MUI shall communicate with the ISW portal to authenticate the machine.</text:p>
        </text:list-item>
        <text:list-item>
          <text:p text:style-name="P12">The ISW portal shall communicate with the Machine server to request and retrieve data.</text:p>
        </text:list-item>
        <text:list-item>
          <text:p text:style-name="P13">The MUI shall communicate with the Machine server to send current status data.</text:p>
        </text:list-item>
        <text:list-item>
          <text:p text:style-name="P13">The Machine server shall communicate with the local MongoDB to log/retrieve data.</text:p>
        </text:list-item>
        <text:list-item>
          <text:p text:style-name="P14">The Machine server shall communicate with the analytical engine to perform analytical operations and relay the results back to the ISW server.</text:p>
        </text:list-item>
        <text:list-item>
          <text:p text:style-name="P14">The Analytical engine shall communicate with the MongoDB to store/retrieve data.</text:p>
        </text:list-item>
      </text:list>
      <text:p text:style-name="P1">3.1.4 Communications Interfaces</text:p>
      <text:p text:style-name="P7"/>
      <text:list xml:id="list7870191458526768059" text:style-name="L3">
        <text:list-item>
          <text:p text:style-name="P15">The main ISW portal shall communicate with the dedicated servers of the smart machines over the internet through the use of HTTP protocol.</text:p>
        </text:list-item>
        <text:list-item>
          <text:p text:style-name="P16">The sensors in the machine shall communicate with the dedicated machine server through arduino by emitting packets on the local network which shall be recieved by the local node.js server. </text:p>
        </text:list-item>
        <text:list-item>
          <text:p text:style-name="P16">The ‘Manual User Interface’ page shall be rendered on a web browser and the button clicks shall be recorded <text:soft-page-break/>through POST requests to the server and shall be sent to the central ISW server through packets over the internet by using the socket-io node.js library.</text:p>
        </text:list-item>
        <text:list-item>
          <text:p text:style-name="P16">The data logged by the MUI and the sensors <text:s/>shall be stored in a NoSQL database knows as MongoDB by using the ‘mongodb’ node.js library.</text:p>
        </text:list-item>
        <text:list-item>
          <text:p text:style-name="P17">The local machine server <text:span text:style-name="T2">shall</text:span> run the analytical engine by executing python scripts with the help of ‘python-shell’ node.js library. </text:p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0:47:47.071475015</meta:creation-date>
    <dc:date>2018-01-26T19:58:58.200035362</dc:date>
    <meta:editing-duration>PT8H11M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496" meta:character-count="2947" meta:non-whitespace-character-count="2494"/>
  </office:meta>
</office:document-meta>
</file>